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4b62" officeooo:paragraph-rsid="000f4b62"/>
    </style:style>
    <style:style style:name="P2" style:family="paragraph" style:parent-style-name="Standard" style:list-style-name="L1">
      <style:text-properties officeooo:rsid="0010e530" officeooo:paragraph-rsid="0010e530"/>
    </style:style>
    <style:style style:name="P3" style:family="paragraph" style:parent-style-name="Standard" style:list-style-name="L1">
      <style:text-properties officeooo:rsid="001211ae" officeooo:paragraph-rsid="001211ae"/>
    </style:style>
    <style:style style:name="P4" style:family="paragraph" style:parent-style-name="Standard" style:list-style-name="L1">
      <style:text-properties officeooo:rsid="001b72f6" officeooo:paragraph-rsid="001b72f6"/>
    </style:style>
    <style:style style:name="P5" style:family="paragraph" style:parent-style-name="Standard" style:list-style-name="L1">
      <style:text-properties officeooo:rsid="001fd08c" officeooo:paragraph-rsid="001fd08c"/>
    </style:style>
    <style:style style:name="P6" style:family="paragraph" style:parent-style-name="Standard" style:list-style-name="L1">
      <style:text-properties officeooo:rsid="0020601e" officeooo:paragraph-rsid="0020601e"/>
    </style:style>
    <style:style style:name="P7" style:family="paragraph" style:parent-style-name="Standard" style:list-style-name="L1">
      <style:text-properties officeooo:rsid="0021b08e" officeooo:paragraph-rsid="0021b08e"/>
    </style:style>
    <style:style style:name="P8" style:family="paragraph" style:parent-style-name="Standard" style:list-style-name="L1">
      <style:text-properties officeooo:rsid="00261e4f" officeooo:paragraph-rsid="00261e4f"/>
    </style:style>
    <style:style style:name="P9" style:family="paragraph" style:parent-style-name="Standard" style:list-style-name="L1">
      <style:text-properties officeooo:rsid="002795cf" officeooo:paragraph-rsid="002795cf"/>
    </style:style>
    <style:style style:name="P10" style:family="paragraph" style:parent-style-name="Standard" style:list-style-name="L1">
      <style:text-properties officeooo:rsid="0028d7e7" officeooo:paragraph-rsid="0028d7e7"/>
    </style:style>
    <style:style style:name="P11" style:family="paragraph" style:parent-style-name="Standard" style:list-style-name="L1">
      <style:text-properties officeooo:rsid="0028dda2" officeooo:paragraph-rsid="0028dda2"/>
    </style:style>
    <style:style style:name="P12" style:family="paragraph" style:parent-style-name="Standard" style:list-style-name="L1">
      <style:text-properties officeooo:rsid="002a33f9" officeooo:paragraph-rsid="002a33f9"/>
    </style:style>
    <style:style style:name="P13" style:family="paragraph" style:parent-style-name="Standard">
      <style:text-properties officeooo:rsid="002a33f9" officeooo:paragraph-rsid="002a33f9"/>
    </style:style>
    <style:style style:name="P14" style:family="paragraph" style:parent-style-name="Standard">
      <style:text-properties officeooo:rsid="002a33f9" officeooo:paragraph-rsid="002dcb0f"/>
    </style:style>
    <style:style style:name="P15" style:family="paragraph" style:parent-style-name="Standard" style:list-style-name="L2">
      <style:text-properties officeooo:rsid="002e07a1" officeooo:paragraph-rsid="002e07a1"/>
    </style:style>
    <style:style style:name="P16" style:family="paragraph" style:parent-style-name="Standard" style:list-style-name="L2">
      <style:text-properties officeooo:rsid="002f0959" officeooo:paragraph-rsid="002f0959"/>
    </style:style>
    <style:style style:name="P17" style:family="paragraph" style:parent-style-name="Standard" style:list-style-name="L2">
      <style:text-properties officeooo:rsid="00303cb6" officeooo:paragraph-rsid="00303cb6"/>
    </style:style>
    <style:style style:name="P18" style:family="paragraph" style:parent-style-name="Standard" style:list-style-name="L2">
      <style:text-properties officeooo:rsid="00307718" officeooo:paragraph-rsid="00307718"/>
    </style:style>
    <style:style style:name="P19" style:family="paragraph" style:parent-style-name="Standard" style:list-style-name="L2">
      <style:text-properties officeooo:rsid="00328381" officeooo:paragraph-rsid="00328381"/>
    </style:style>
    <style:style style:name="P20" style:family="paragraph" style:parent-style-name="Standard" style:list-style-name="L2">
      <style:text-properties officeooo:rsid="00348267" officeooo:paragraph-rsid="00348267"/>
    </style:style>
    <style:style style:name="P21" style:family="paragraph" style:parent-style-name="Standard" style:list-style-name="L1">
      <style:text-properties officeooo:rsid="00379a7b" officeooo:paragraph-rsid="00379a7b"/>
    </style:style>
    <style:style style:name="T1" style:family="text">
      <style:text-properties officeooo:rsid="001211ae"/>
    </style:style>
    <style:style style:name="T2" style:family="text">
      <style:text-properties officeooo:rsid="001b0554"/>
    </style:style>
    <style:style style:name="T3" style:family="text">
      <style:text-properties officeooo:rsid="00231f20"/>
    </style:style>
    <style:style style:name="T4" style:family="text">
      <style:text-properties officeooo:rsid="002c1d0b"/>
    </style:style>
    <style:style style:name="T5" style:family="text">
      <style:text-properties officeooo:rsid="002e7173"/>
    </style:style>
    <style:style style:name="T6" style:family="text">
      <style:text-properties officeooo:rsid="00327510"/>
    </style:style>
    <style:style style:name="T7" style:family="text">
      <style:text-properties officeooo:rsid="003640dd"/>
    </style:style>
    <style:style style:name="T8" style:family="text">
      <style:text-properties officeooo:rsid="00382e46"/>
    </style:style>
    <style:style style:name="T9" style:family="text">
      <style:text-properties officeooo:rsid="0039f9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egativas 2019.6.13</text:p>
      <text:list xml:id="list578613622" text:style-name="L1">
        <text:list-item>
          <text:p text:style-name="P2"><text:span text:style-name="T1">d</text:span>on’t book hotel for more than 2 days at the beginning, don’t lose optionality</text:p>
        </text:list-item>
        <text:list-item>
          <text:p text:style-name="P3">don’t agree to appointments <text:span text:style-name="T2">to those who have cancelled before. (if someone cancels once, treat them with the lowest priority)</text:span></text:p>
        </text:list-item>
        <text:list-item>
          <text:p text:style-name="P4">don’t dig holes with people who offer negative utility (if someone doesn’t reply/respond, quickly drop it and move on, these have huge issues down the road)</text:p>
        </text:list-item>
        <text:list-item>
          <text:p text:style-name="P8">don’t pay unworthy people with your patience, your time, or your life. Pay with your money if needed.</text:p>
        </text:list-item>
        <text:list-item>
          <text:p text:style-name="P5">don’t just watch, jump in and do it, start the LLC in US, buy a small property, see how it works. </text:p>
        </text:list-item>
        <text:list-item>
          <text:p text:style-name="P6">Say no to almost everything. (Taleb) Time is limited. </text:p>
        </text:list-item>
        <text:list-item>
          <text:p text:style-name="P7">Don’t do stuff that doesn’t contribute to your present or future utili<text:span text:style-name="T3">ty</text:span></text:p>
        </text:list-item>
        <text:list-item>
          <text:p text:style-name="P9">don’t overplan and overthink. Allow for optionality to kick in. </text:p>
        </text:list-item>
        <text:list-item>
          <text:p text:style-name="P10">don’t waste any minute, then you won’t waste any day. </text:p>
        </text:list-item>
        <text:list-item>
          <text:p text:style-name="P11">don’t predict, take everything as given as what it is</text:p>
        </text:list-item>
        <text:list-item>
          <text:p text:style-name="P12">don’t treat cash as the only means of purchase, your time, your body, your emotional wellbeing, people use these to buy cash. <text:span text:style-name="T4">Don’t sell these for cash. </text:span></text:p>
        </text:list-item>
        <text:list-item>
          <text:p text:style-name="P21">Avoid bad stuff in life and in your portfolio and in your daily activities <text:span text:style-name="T9">and you will live better.</text:span></text:p>
        </text:list-item>
      </text:list>
      <text:p text:style-name="P13"/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11:36.848958198</meta:creation-date>
    <dc:date>2019-06-14T04:01:45.359619680</dc:date>
    <meta:editing-duration>PT7H49M47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10" meta:character-count="1155" meta:non-whitespace-character-count="965"/>
  </office:meta>
</office:document-meta>
</file>